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840000005FAFAD51F6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{{#each objs}}</text:p>
      <text:p text:style-name="Standard">{{number}}</text:p>
      <text:p text:style-name="Standard"><draw:frame draw:style-name="fr1" draw:name="graphics1" text:anchor-type="paragraph" svg:x="0.0252in" svg:y="0.0102in" svg:width="2.1307in" svg:height="0.8146in" draw:z-index="0"><draw:image xlink:href="Pictures/10000000000000840000005FAFAD51F6.jpg" xlink:type="simple" xlink:show="embed" xlink:actuate="onLoad"/><svg:title>{{barcode number}}</svg:title></draw:frame></text:p>
      <text:p text:style-name="Standard"/>
      <text:p text:style-name="Standard"/>
      <text:p text:style-name="Standard"/>
      <text:p text:style-name="Standard"/>
      <text:p text:style-name="Standard">{{/each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anssens</meta:initial-creator>
    <meta:creation-date>2014-07-08T14:59:34</meta:creation-date>
    <meta:generator>LibreOffice/3.5$Linux_X86_64 LibreOffice_project/350m1$Build-2</meta:generator>
    <dc:date>2014-07-08T15:07:29</dc:date>
    <dc:creator>David Janssens</dc:creator>
    <meta:editing-duration>PT2M11S</meta:editing-duration>
    <meta:editing-cycles>5</meta:editing-cycles>
    <meta:document-statistic meta:table-count="0" meta:image-count="1" meta:object-count="0" meta:page-count="1" meta:paragraph-count="3" meta:word-count="4" meta:character-count="33" meta:non-whitespace-character-count="32"/>
  </office:meta>
</office:document-meta>
</file>